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font-size="10pt" officeooo:paragraph-rsid="000052f1" style:font-size-asian="10pt" style:font-size-complex="10pt"/>
    </style:style>
    <style:style style:name="P2" style:family="paragraph" style:parent-style-name="Footer">
      <style:text-properties fo:font-size="10pt" officeooo:paragraph-rsid="000052f1" style:font-size-asian="10pt" style:font-size-complex="10pt"/>
    </style:style>
    <style:style style:name="P3" style:family="paragraph" style:parent-style-name="Standard">
      <style:paragraph-properties fo:text-align="center" style:justify-single-word="false"/>
      <style:text-properties officeooo:rsid="000052f1" officeooo:paragraph-rsid="000052f1"/>
    </style:style>
    <style:style style:name="P4" style:family="paragraph" style:parent-style-name="Standard" style:master-page-name="First_20_Page">
      <style:paragraph-properties style:page-number="auto" fo:background-color="transparent">
        <style:background-image/>
      </style:paragraph-properties>
      <style:text-properties fo:font-size="10pt" officeooo:rsid="000052f1" officeooo:paragraph-rsid="000052f1" style:font-size-asian="10pt" style:font-size-complex="10pt"/>
    </style:style>
    <style:style style:name="P5" style:family="paragraph" style:parent-style-name="Standard">
      <style:paragraph-properties fo:text-align="center" style:justify-single-word="false"/>
      <style:text-properties officeooo:rsid="000052f1" officeooo:paragraph-rsid="000052f1"/>
    </style:style>
    <style:style style:name="P6" style:family="paragraph" style:parent-style-name="Standard">
      <style:text-properties fo:color="#000000" fo:font-size="10pt" officeooo:rsid="000052f1" officeooo:paragraph-rsid="00037f35" fo:background-color="#004586" style:font-size-asian="10pt" style:font-size-complex="10pt"/>
    </style:style>
    <style:style style:name="P7" style:family="paragraph" style:parent-style-name="Standard">
      <style:text-properties fo:font-size="10pt" officeooo:rsid="000052f1" officeooo:paragraph-rsid="000052f1" style:font-size-asian="10pt" style:font-size-complex="10pt"/>
    </style:style>
    <style:style style:name="P8" style:family="paragraph" style:parent-style-name="Standard">
      <style:text-properties fo:font-size="10pt" officeooo:rsid="000052f1" officeooo:paragraph-rsid="00037f35" style:font-size-asian="10pt" style:font-size-complex="10pt"/>
    </style:style>
    <style:style style:name="P9" style:family="paragraph" style:parent-style-name="Standard">
      <style:text-properties fo:font-size="10pt" officeooo:rsid="000052f1" officeooo:paragraph-rsid="000116ff" style:font-size-asian="10pt" style:font-size-complex="10pt"/>
    </style:style>
    <style:style style:name="P10" style:family="paragraph" style:parent-style-name="Standard">
      <style:text-properties fo:font-size="10pt" officeooo:rsid="000116ff" officeooo:paragraph-rsid="000116ff" style:font-size-asian="10pt" style:font-size-complex="10pt"/>
    </style:style>
    <style:style style:name="T1" style:family="text">
      <style:text-properties fo:font-style="italic" officeooo:rsid="000052f1" style:font-style-asian="italic" style:font-style-complex="italic"/>
    </style:style>
    <style:style style:name="T2" style:family="text">
      <style:text-properties fo:font-style="italic" officeooo:rsid="0002ba7d" style:font-style-asian="italic" style:font-style-complex="italic"/>
    </style:style>
    <style:style style:name="T3" style:family="text">
      <style:text-properties officeooo:rsid="000052f1"/>
    </style:style>
    <style:style style:name="T4" style:family="text">
      <style:text-properties officeooo:rsid="0002f33e"/>
    </style:style>
    <style:style style:name="T5" style:family="text">
      <style:text-properties fo:background-color="#004586"/>
    </style:style>
    <style:style style:name="T6" style:family="text">
      <style:text-properties officeooo:rsid="0002f33e" fo:background-color="#004586"/>
    </style:style>
    <style:style style:name="T7" style:family="text">
      <style:text-properties fo:color="#000000" fo:background-color="#004586"/>
    </style:style>
    <style:style style:name="T8" style:family="text">
      <style:text-properties fo:color="#000000" officeooo:rsid="0002f33e" fo:background-color="#004586"/>
    </style:style>
    <style:style style:name="T9" style:family="text">
      <style:text-properties fo:color="#000000" officeooo:rsid="00037f35" fo:background-color="#004586"/>
    </style:style>
    <style:style style:name="T10" style:family="text">
      <style:text-properties fo:color="#000000" officeooo:rsid="0002f33e" fo:background-color="#ff420e"/>
    </style:style>
    <style:style style:name="T11" style:family="text">
      <style:text-properties fo:color="#000000" officeooo:rsid="00037f35" fo:background-color="#ff420e"/>
    </style:style>
    <style:style style:name="T12" style:family="text">
      <style:text-properties fo:color="#000000" officeooo:rsid="0002f33e" fo:background-color="transparent"/>
    </style:style>
    <style:style style:name="T13" style:family="text">
      <style:text-properties fo:color="#000000" officeooo:rsid="00037f35" fo:background-color="transparent"/>
    </style:style>
    <style:style style:name="T14" style:family="text">
      <style:text-properties fo:color="#000000" officeooo:rsid="0002f33e" fo:background-color="#ffd320"/>
    </style:style>
    <style:style style:name="T15" style:family="text">
      <style:text-properties fo:color="#000000" officeooo:rsid="00037f35" fo:background-color="#ffd320"/>
    </style:style>
    <style:style style:name="T16" style:family="text">
      <style:text-properties fo:color="#000000" officeooo:rsid="0002f33e" fo:background-color="#579d1c"/>
    </style:style>
    <style:style style:name="T17" style:family="text">
      <style:text-properties fo:color="#000000" officeooo:rsid="00037f35" fo:background-color="#579d1c"/>
    </style:style>
    <style:style style:name="T18" style:family="text">
      <style:text-properties fo:color="#000000" officeooo:rsid="00037f35" fo:background-color="#7e0021"/>
    </style:style>
    <style:style style:name="T19" style:family="text">
      <style:text-properties officeooo:rsid="0004738c" fo:background-color="#ff420e"/>
    </style:style>
    <style:style style:name="T20" style:family="text">
      <style:text-properties officeooo:rsid="0004738c" fo:background-color="transparent"/>
    </style:style>
    <style:style style:name="T21" style:family="text">
      <style:text-properties officeooo:rsid="0004738c" fo:background-color="#ffd320"/>
    </style:style>
    <style:style style:name="T22" style:family="text">
      <style:text-properties officeooo:rsid="0004738c" fo:background-color="#579d1c"/>
    </style:style>
    <style:style style:name="T23" style:family="text">
      <style:text-properties officeooo:rsid="00037f35"/>
    </style:style>
    <style:style style:name="T24" style:family="text">
      <style:text-properties officeooo:rsid="0004738c" fo:background-color="#7e0021"/>
    </style:style>
    <style:style style:name="T25" style:family="text">
      <style:text-properties officeooo:rsid="0004738c"/>
    </style:style>
    <style:style style:name="T26"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7">Les informations qui circule dans une entreprise sont d'une importance capital pour le bon fonctionnement </text:span><text:span text:style-name="T8">et l'optimisation d'un budget</text:span><text:span text:style-name="T7">. </text:span><text:span text:style-name="T8">Prenons pour exemple la chaîne de dépanneur Alimentation Couche-Tard. Lorsqu'on embauche un employé, le bureau chef doit vérifié les références de ce dernier. Le gérant doit donc fournir les informations obtenue par fax ou courriel pour des fins de vérification et de s'assurer que l'employé n'as jamais commis de fraude.</text:span><text:span text:style-name="T4"> </text:span><text:span text:style-name="T10">La formation de cet employé nécéssite beaucoup de préparation pour rendre le tout plus agréable et constructif pour ce dernier. Le gérant doit s'assurer que l'employé à fait ses formations et communiquer les résutalts au bureau chef. Ces données récoltés serviront à faire différents classement et amélioration de la formations pour avoir un meilleur rendement lors des nouvelles formations. Elle serve aussi de protection contre l'employeur lorsque vient le temps de renvoyé l'employé et qu'il tente de se défendre par tout les moyens qu'il n'était pas au courant.</text:span><text:span text:style-name="T12"> </text:span><text:span text:style-name="T14">Dans certains, les employé peuvent exigé d'etre transférer dans une autre succurssale. Le dossier de l'employé doit donc être mis à jours régulièrement pour toute question relative à cet employé. Le dossier doit être transmis par voie électronique ou en main propre à son nouveau gérant lors d'un transfert.</text:span><text:span text:style-name="T12"> </text:span><text:span text:style-name="T16">Les informations contenue dans le dossier employé sont également essentielle pour le service de la paye et les ressources humaines afin de créer les talons paie, et d'offrir au employé différent rabais ou promotions avec leur partenaire en guise de remerciment.</text:span><text:span text:style-name="T12"> </text:span><text:span text:style-name="T18">La plus part des informations mentionnée ci-haut doivent être aussi partagé avec le département des soutiens au victime de braccage de dépanneur. Différent service d'aide sont offert au employée, comme le psycologue, congé payé, csst, séance de thérapie de groupe, etc.</text:span><text:span text:style-name="T13"> </text:span></text:p>
      <text:p text:style-name="P7"/>
      <text:p text:style-name="P8"><text:span text:style-name="T9">Maintenant, pour ce qui est des ventes et de la gestion du stock le gérant doit maintenir a jour un inventaire complet, mis à jour à tout les mois. C'est informations sont utile au département des fraudes afin de déclararer les vols pour différencié le vol des pertes.</text:span><text:span text:style-name="T23"> </text:span><text:span text:style-name="T11">Les informations retenu dans l'inventaire est aussi transmis au coordonnateur (supérieur immédiat du gérant), qui s'en sert pour évalué l'état du magasin, formé le gérant au besoin, et trouver des solutions pratique pour les pertes. C'est aussi un moyens pour le coordonateur d'evaluer et de comparer ses 8 magasins en eux pour vérifié qui s'en sort le mieux, qui aura droit a ses bonus, etc.</text:span><text:span text:style-name="T23"> </text:span><text:span text:style-name="T15">Ces données serve aussi au gérant pour passer ses commandes, et doivent donc être transmis aux fournisseurs par téléphonne lors de la prise de commande. Elle permete d'évaluer les besoin réelle par produit du dépanneur.</text:span><text:span text:style-name="T23"> </text:span><text:span text:style-name="T17">Ces informations doivent être transmise au bureau chef, par la coordonnatrice pour des fins de vérifications de la saine gestion du magasin par le gérant. Le bureau chef en dispose par la suite de différentes manière, c'est-à-dire, que c'est envoyé au département des finances pour prendre en compte dans les états financier, les pertes, les vols, et les prédictions futur.</text:span><text:span text:style-name="T13"> </text:span><text:span text:style-name="T18">Certaine de ses informations sont transmise au fournisseurs non pas pour la prise de commande, mais pour la production. Il est evident que le département de la production on besoin de ssavoir comment vont les ventes pour être en mesure de produire un stock suffisant.</text:span><text:span text:style-name="T13"> </text:span></text:p>
      <text:p text:style-name="P8"><text:span text:style-name="T13"/></text:p>
      <text:p text:style-name="P6"><text:span text:style-name="T23">Comme mentionnée ci-haut le département des finances ont besoin de beaucoup d'information. Les ventes, le stock, etc. Or il ont aussi besoin de connaître les comptes clients, les dette, les taux de baux et les couts relié à l'entretient de la batisse.</text:span><text:span text:style-name="T25"> Généralement c'est le coordonateur qui se charge de transmettre les informations au bon département qu'elle a préalablement pris auprès de son gérant. Cest informations sont utile au budget et à la création de l'état des résultat.</text:span><text:span text:style-name="T20"> </text:span><text:span text:style-name="T19">Beaucoup d'autre informations plus discrete et secrete doivent être récolté par le gérant et transmis à son coordonnateur à l'intention du département des ventes et de marketing. Par exemple ce dernier doit obligatoirement faire à tout les 6 mois une tournée de la concurrence afin de prendre le pouxl des produits, leur prix, leur disposition, etc, <text:s/>avoissinant dans entourage.</text:span><text:span text:style-name="T20"> </text:span><text:span text:style-name="T21">Le département de marketing communique avec les différents dépanneur par courriel et/ou par envois postaux pour faire parvenir les différentes affiche et plucité néccéssaire à la période de mise en marché. Le département de marketing est en étroit collaboration avec le département de recherche et d'innovation pour constamment offrir des nouveaux produit à de meilleur prix. Voir des publicités plus vendeur.</text:span><text:span text:style-name="T20"> </text:span><text:span text:style-name="T22">Tout bris en magasin doit etre rapporté au département de l'entretient qui s'occupe de réparer les équipements et de les remplacer a des couts minime selon les ententes prisent avec certaine compagnie. De même que le département de l'informatique pour des bris informatique.</text:span><text:span text:style-name="T20"> </text:span><text:span text:style-name="T24">Pour finir, il y a encore des pannoplie d'information qui circule dans un simple dépanneur, ou du moins dans la chaine de dépanneur Alimentation Couche-Tard, mais pour conclure, le tout de ses informations doivent être transmis soit par résumé ou en totalité dépandant du besoin, au grand manitou M. Bouchard. C'est informations le renseigne sur les grandes décision a prendre dans un avenir imédiat ou futur pour le bien de sa multinational.</text:span></text:p>
      <text:p text:style-name="P8"><text:span text:style-name="T13"/></text:p>
      <text:p text:style-name="P10"/>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officeooo:paragraph-rsid="000052f1" style:font-size-asian="10pt" style:font-size-complex="10pt"/>
    </style:style>
    <style:style style:name="MP2" style:family="paragraph" style:parent-style-name="Footer">
      <style:text-properties fo:font-size="10pt" officeooo:paragraph-rsid="000052f1" style:font-size-asian="10pt" style:font-size-complex="10pt"/>
    </style:style>
    <style:style style:name="MT1" style:family="text">
      <style:text-properties fo:font-style="italic" officeooo:rsid="000052f1" style:font-style-asian="italic" style:font-style-complex="italic"/>
    </style:style>
    <style:style style:name="MT2" style:family="text">
      <style:text-properties officeooo:rsid="000052f1"/>
    </style:style>
    <style:style style:name="MT3" style:family="text">
      <style:text-properties fo:font-style="italic" officeooo:rsid="0002ba7d" style:font-style-asian="italic" style:font-style-complex="italic"/>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ystème d'information</text:span><text:span text:style-name="MT2"><text:tab/>401-TC1-DM<text:tab/>Patricia, Karyne</text:span></text:p>
        <text:p text:style-name="MP1"><text:span text:style-name="MT1">des entreprise</text:span><text:span text:style-name="MT3">s</text:span><text:span text:style-name="MT2"><text:tab/>Hiver 2013<text:tab/>David</text:span></text:p>
      </style:header>
      <style:footer>
        <text:p text:style-name="MP2"><text:span text:style-name="MT1">L'information et la circulation en entreprise</text:span><text:span text:style-name="MT2"><text:tab/><text:tab/></text:span><text:span text:style-name="MT2"><text:page-number text:select-page="current">2</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3T20:02:55</meta:creation-date>
    <dc:date>2013-05-04T01:00:14</dc:date>
    <dc:creator>Dada </dc:creator>
    <meta:editing-duration>P0D</meta:editing-duration>
    <meta:editing-cycles>3</meta:editing-cycles>
    <meta:generator>LibreOffice/3.6$Linux_x86 LibreOffice_project/360m1$Build-2</meta:generator>
    <meta:document-statistic meta:table-count="0" meta:image-count="0" meta:object-count="0" meta:page-count="1" meta:paragraph-count="6" meta:word-count="871" meta:character-count="5507" meta:non-whitespace-character-count="4638"/>
  </office:meta>
</office:document-meta>
</file>